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2" draw:id="id2" draw:layer="layout" svg:width="2.2cm" svg:height="2.5cm" svg:x="8.5cm" svg:y="9.9cm">
          <text:p text:style-name="P1">Web</text:p>
          <text:p text:style-name="P1">服务器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.5cm" svg:height="1.8cm" svg:x="2.7cm" svg:y="13.6cm">
          <text:p text:style-name="P1">手机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8cm" svg:height="1.6cm" svg:x="6.5cm" svg:y="13.7cm">
          <text:p text:style-name="P1">电脑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2cm" svg:height="1.7cm" svg:x="10.6cm" svg:y="13.6cm">
          <text:p text:style-name="P1">其他可穿戴设备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3.95cm" svg:y1="13.6cm" svg:x2="9.6cm" svg:y2="12.4cm" draw:start-shape="id1" draw:start-glue-point="0" draw:end-shape="id2" svg:d="M3950 13600l5650-1200" svg:viewBox="0 0 5651 1201">
          <text:p/>
        </draw:connector>
        <draw:connector draw:style-name="gr2" draw:text-style-name="P1" draw:layer="layout" draw:type="line" svg:x1="7.9cm" svg:y1="13.7cm" svg:x2="9.6cm" svg:y2="12.4cm" draw:start-shape="id3" draw:start-glue-point="0" draw:end-shape="id2" svg:d="M7900 13700l1700-1300" svg:viewBox="0 0 1701 1301">
          <text:p/>
        </draw:connector>
        <draw:connector draw:style-name="gr2" draw:text-style-name="P1" draw:layer="layout" draw:type="line" svg:x1="10.6cm" svg:y1="14.45cm" svg:x2="9.6cm" svg:y2="12.4cm" draw:start-shape="id4" draw:start-glue-point="3" draw:end-shape="id2" svg:d="M10600 14450l-1000-2050" svg:viewBox="0 0 1001 2051">
          <text:p/>
        </draw:connector>
        <draw:custom-shape draw:style-name="gr3" draw:text-style-name="P1" draw:layer="layout" svg:width="14.6cm" svg:height="2.8cm" svg:x="2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0.8cm" svg:x="2.1cm" svg:y="16.3cm">
          <text:p text:style-name="P1">公司网站设计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0.8cm" svg:x="7.2cm" svg:y="17.7cm">
          <text:p text:style-name="P1">销售平台设计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0.8cm" svg:x="7.2cm" svg:y="16.4cm">
          <text:p text:style-name="P1">仓储部门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52cm" svg:height="0.7cm" svg:x="12.148cm" svg:y="16.4cm">
          <text:p text:style-name="P1">采购部门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0.8cm" svg:x="2.2cm" svg:y="17.7cm">
          <text:p text:style-name="P1">人资部门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0.8cm" svg:x="12.2cm" svg:y="17.7cm">
          <text:p text:style-name="P1">财务部门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0.8cm" svg:x="2.1cm" svg:y="19.1cm">
          <text:p text:style-name="P1">财务部门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0.8cm" svg:x="7.1cm" svg:y="19.2cm">
          <text:p text:style-name="P1">销售部门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0.8cm" svg:x="12.3cm" svg:y="19.2cm">
          <text:p text:style-name="P1">项目部门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0.8cm" svg:x="2.1cm" svg:y="20.5cm">
          <text:p text:style-name="P1">其他管理部门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.6cm" svg:x="13.2cm" svg:y="10.1cm">
          <text:p text:style-name="P1">数据库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6cm" svg:y1="11cm" svg:x2="13.3cm" svg:y2="11cm">
          <text:p/>
        </draw:line>
        <draw:custom-shape draw:style-name="gr3" draw:text-style-name="P1" draw:layer="layout" svg:width="15cm" svg:height="5.5cm" svg:x="2cm" svg:y="1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1.2cm" svg:x="9.1cm" svg:y="20.3cm">
          <text:p text:style-name="P1">用户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1.7cm" svg:x="2.8cm" svg:y="10.2cm">
          <text:p text:style-name="P1">pyth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4cm" svg:y1="11.1cm" svg:x2="8.4cm" svg:y2="11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8T13:35:29.176466614</meta:creation-date>
    <dc:date>2015-05-04T09:49:38.971560407</dc:date>
    <meta:editing-duration>P0D</meta:editing-duration>
    <meta:editing-cycles>3</meta:editing-cycles>
    <meta:generator>LibreOffice/4.2.8.2$Linux_x86 LibreOffice_project/420m0$Build-2</meta:generator>
    <meta:document-statistic meta:object-count="24"/>
  </office:meta>
</office:document-meta>
</file>